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84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1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2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Done</text:p>
          </table:table-cell>
          <table:table-cell/>
          <table:table-cell table:style-name="ce1" office:value-type="date" office:date-value="2020-11-11">
            <text:p>11/11/20</text:p>
          </table:table-cell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Done</text:p>
          </table:table-cell>
          <table:table-cell/>
          <table:table-cell table:style-name="ce1" office:value-type="date" office:date-value="2020-11-12">
            <text:p>11/12/20</text:p>
          </table:table-cell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5">11/15/2020</text:date>, <text:time>18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15T18:24:10.67</dc:date>
    <dc:creator>Andrew Block</dc:creator>
    <meta:editing-duration>P3DT16H22M47S</meta:editing-duration>
    <meta:editing-cycles>8</meta:editing-cycles>
    <meta:document-statistic meta:table-count="3" meta:cell-count="33" meta:object-count="0"/>
  </office:meta>
</office:document-meta>
</file>